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Table1" style:family="table" style:master-page-name="">
      <style:table-properties style:width="6.2986in" style:page-number="auto" table:align="margins" style:writing-mode="lr-tb"/>
    </style:style>
    <style:style style:name="Table1.A" style:family="table-column">
      <style:table-column-properties style:column-width="2.4347in" style:rel-column-width="3506*"/>
    </style:style>
    <style:style style:name="Table1.B" style:family="table-column">
      <style:table-column-properties style:column-width="0.9403in" style:rel-column-width="1354*"/>
    </style:style>
    <style:style style:name="Table1.C" style:family="table-column">
      <style:table-column-properties style:column-width="0.875in" style:rel-column-width="1260*"/>
    </style:style>
    <style:style style:name="Table1.D" style:family="table-column">
      <style:table-column-properties style:column-width="1.5229in" style:rel-column-width="2193*"/>
    </style:style>
    <style:style style:name="Table1.A1" style:family="table-cell">
      <style:table-cell-properties style:vertical-align="middle" fo:padding="0.0799in" fo:border-left="0.05pt solid #000000" fo:border-right="none" fo:border-top="0.05pt solid #000000" fo:border-bottom="0.05pt double-thin #000000"/>
    </style:style>
    <style:style style:name="Table1.D1" style:family="table-cell">
      <style:table-cell-properties style:vertical-align="middle" fo:padding="0.0799in" fo:border-left="0.05pt solid #000000" fo:border-right="0.05pt solid #000000" fo:border-top="0.05pt solid #000000" fo:border-bottom="0.05pt double-thin #000000"/>
    </style:style>
    <style:style style:name="Table1.A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4"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99f2e"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7"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rsid="0027d2a5" officeooo:paragraph-rsid="002d6d3d" style:text-blinking="false" fo:background-color="transparent" style:font-size-asian="10pt" style:font-weight-asian="bold" style:font-size-complex="10pt" style:font-weight-complex="bold"/>
    </style:style>
    <style:style style:name="P8"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27d2a5" officeooo:paragraph-rsid="002d6d3d" style:text-blinking="false" fo:background-color="transparent" style:font-size-asian="10pt" style:font-size-complex="10pt"/>
    </style:style>
    <style:style style:name="P9" style:family="paragraph" style:parent-style-name="Text_20_body">
      <style:paragraph-properties fo:margin-top="0.0398in" fo:margin-bottom="0.0398in" loext:contextual-spacing="false" fo:line-height="138%" fo:text-align="start"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bold" officeooo:rsid="0027d2a5" officeooo:paragraph-rsid="002d6d3d" style:text-blinking="false" fo:background-color="transparent" style:font-size-asian="10pt" style:font-weight-asian="bold" style:font-size-complex="10pt" style:font-weight-complex="bold"/>
    </style:style>
    <style:style style:name="P10" style:family="paragraph" style:parent-style-name="Text_20_body">
      <loext:graphic-properties draw:fill="none"/>
      <style:paragraph-properties fo:margin-left="0.0618in" fo:margin-right="0.0618in" fo:margin-top="0.0398in" fo:margin-bottom="0.0398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rsid="0027d2a5" officeooo:paragraph-rsid="002d6d3d" style:text-blinking="false" fo:background-color="transparent" style:font-size-asian="10pt" style:font-size-complex="10p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6b79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71606"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8918d"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99f2e" style:text-blinking="false" fo:background-color="transparent" loext:char-shading-value="0" style:font-size-asian="14pt" style:font-weight-asian="bold" style:font-size-complex="14pt" style:font-weight-complex="bold"/>
    </style:style>
    <style:style style:name="T8" style:family="text">
      <style:text-properties officeooo:rsid="002f573e" style:font-weight-asian="bold" style:font-weight-complex="bold"/>
    </style:style>
    <style:style style:name="T9" style:family="text">
      <style:text-properties officeooo:rsid="00399f2e"/>
    </style:style>
    <style:style style:name="T10" style:family="text">
      <style:text-properties fo:font-style="italic" style:font-style-asian="italic" style:font-style-complex="italic"/>
    </style:style>
    <style:style style:name="T11" style:family="text">
      <style:text-properties style:font-name="Courier New"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7">3</text:span><text:span text:style-name="T3">.</text:span><text:span text:style-name="T1"> </text:span><text:span text:style-name="T5">Transforma</text:span><text:span text:style-name="T6">r las</text:span><text:span text:style-name="T4"> letras</text:span></text:p>
      <text:p text:style-name="P5">En esta actividad aparecen algunos mensajes que fueron codificados utilizando un sistema que utilizaba Julio César. El objetivo es que completes el programa que viene comenzado, de manera que se pueda leer cuál es el mensaje original, antes de codificar.</text:p>
      <text:p text:style-name="P5">El <text:span text:style-name="T10">código del César</text:span> consiste en tomar el código de cada letra y sumarle o restarle una cantidad fija, y luego volver a escribir el mensaje, pero usando las letras que corresponden al código resultante. Entonces, por ejemplo, la palabra "HOLA", codificada con el César sumándole 2 a cada código, quedaría "JQNC". <text:span text:style-name="T9">O</text:span>bservá que el código de la letra 'H' es 18 y el código de la 'J' es 20 <text:span text:style-name="T9">(o sea 18+2)</text:span>, y el código de la 'A' es 11 y el de la 'C' es 13 <text:span text:style-name="T9">(o sea, 11+2)</text:span>, etc.</text:p>
      <text:p text:style-name="P5">En el programa que viene comenzado ya están hechas las funciones que sirven para convertir una lista de letras en una lista de códigos (<text:span text:style-name="T11">listaDeCódigosDeLasLetras_</text:span>), para restarle 2 a cada número de una lista (<text:span text:style-name="T11">convertirSegúnCésarMenos2_</text:span>) y para convertir una lista de códigos en la lista de letras correspondiente (<text:span text:style-name="T11">listaDeLetrasDeLosCódigos_</text:span>).</text:p>
      <text:p text:style-name="P5">Tu trabajo es entender cómo están hechas, y utilizarlas para completar la decodificación.</text:p>
      <text:p text:style-name="P5">Para referencia, te contamos de qué tipo son los datos de entrada y salida de cada una de las func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ext:s/>Función <text:s text:c="27"/></text:p>
          </table:table-cell>
          <table:table-cell table:style-name="Table1.A1" office:value-type="string">
            <text:p text:style-name="P7">Tipo de los datos de entrada</text:p>
          </table:table-cell>
          <table:table-cell table:style-name="Table1.A1" office:value-type="string">
            <text:p text:style-name="P7">Tipo de los datos de salida</text:p>
          </table:table-cell>
          <table:table-cell table:style-name="Table1.D1" office:value-type="string">
            <text:p text:style-name="P7"><text:s/>Propósito <text:s text:c="62"/></text:p>
          </table:table-cell>
        </table:table-row>
        <table:table-row>
          <table:table-cell table:style-name="Table1.A2" office:value-type="string">
            <text:p text:style-name="P9"><text:s/>listaDeCódigosDeLasLetras_</text:p>
          </table:table-cell>
          <table:table-cell table:style-name="Table1.A2" office:value-type="string">
            <text:p text:style-name="P8"><text:s/>Lista de letras <text:s text:c="25"/></text:p>
          </table:table-cell>
          <table:table-cell table:style-name="Table1.A2" office:value-type="string">
            <text:p text:style-name="P8"><text:s/>Lista de números <text:s text:c="23"/></text:p>
          </table:table-cell>
          <table:table-cell table:style-name="Table1.D2" office:value-type="string">
            <text:p text:style-name="P10">Transformar la lista de letras en la lista de sus códigos <text:s text:c="14"/></text:p>
          </table:table-cell>
        </table:table-row>
        <table:table-row>
          <table:table-cell table:style-name="Table1.A2" office:value-type="string">
            <text:p text:style-name="P9"><text:s/>convertirSegúnCésarMenos2_</text:p>
          </table:table-cell>
          <table:table-cell table:style-name="Table1.A2" office:value-type="string">
            <text:p text:style-name="P8"><text:s/>Lista de números <text:s text:c="24"/></text:p>
          </table:table-cell>
          <table:table-cell table:style-name="Table1.A2" office:value-type="string">
            <text:p text:style-name="P8"><text:s/>Lista de números <text:s text:c="23"/></text:p>
          </table:table-cell>
          <table:table-cell table:style-name="Table1.D2" office:value-type="string">
            <text:p text:style-name="P10">Transformar una lista de códigos en otra (según el código del César -2) </text:p>
          </table:table-cell>
        </table:table-row>
        <table:table-row>
          <table:table-cell table:style-name="Table1.A2" office:value-type="string">
            <text:p text:style-name="P9"><text:s/>listaDeLetrasDeLosCódigos_</text:p>
          </table:table-cell>
          <table:table-cell table:style-name="Table1.A2" office:value-type="string">
            <text:p text:style-name="P8"><text:s/>Lista de números <text:s text:c="24"/></text:p>
          </table:table-cell>
          <table:table-cell table:style-name="Table1.A2" office:value-type="string">
            <text:p text:style-name="P8"><text:s/>Lista de letras <text:s text:c="24"/></text:p>
          </table:table-cell>
          <table:table-cell table:style-name="Table1.D2" office:value-type="string">
            <text:p text:style-name="P10">Transformar una lista de códigos en la lista de sus letras <text:s text:c="13"/></text:p>
          </table:table-cell>
        </table:table-row>
      </table:table>
      <text:p text:style-name="P5"/>
      <table:table table:name="Table2" table:style-name="Table2">
        <table:table-column table:style-name="Table2.A"/>
        <table:table-row>
          <table:table-cell table:style-name="Table2.A1" office:value-type="string">
            <text:p text:style-name="P3">Pastilla: <text:span text:style-name="T8">Usando los procedimientos y funciones</text:span></text:p>
            <text:p text:style-name="P4">En muchos casos, al construir un programa, ya hay muchos procedimientos y funciones hechos (de otros programas anteriores y/o por otras personas) que pueden servir. El trabajo de un programador, muchas veces, consiste en entender ese código, y ver cómo usarlo para resolver el problema que tiene entre manos.</text:p>
            <text:p text:style-name="P4">Esto es una aplicación muy útil de la división en subtarea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9-02-21T08:48:50.059000000</dc:date>
    <meta:editing-duration>PT14H15M44S</meta:editing-duration>
    <meta:editing-cycles>38</meta:editing-cycles>
    <meta:generator>LibreOffice/6.1.0.3$Windows_X86_64 LibreOffice_project/efb621ed25068d70781dc026f7e9c5187a4decd1</meta:generator>
    <meta:document-statistic meta:table-count="2" meta:image-count="0" meta:object-count="0" meta:page-count="1" meta:paragraph-count="25" meta:word-count="355" meta:character-count="2415" meta:non-whitespace-character-count="1804"/>
  </office:meta>
</office:document-meta>
</file>